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FALCON CANALES, HUMBERTO</text:p>
            <text:p text:style-name="P5"><text:span text:style-name="T15">Dni</text:span><text:span text:style-name="T14">:3050594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NAZCA - COMISARI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FALCON CANALES, HUMBER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050594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6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23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69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9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3:19:1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